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graphomaniac Talpa Deuteronomical tubber johannite Dasycladaceae zigzagwise herring shopbook guesthouse antithet nodose vibration perviously sun Bononian antagonizer selenologist capturable communard endoplastule Illinois unduelling Parsee papaphobia Ragnar Heliogabalus obscurity streamlet imponderabilia phacocherine logothete sprowsy sponginblastic pyronine prenatally emplastic pseudosolution flavin celibate proethnically phantomy reif plebiscitic chined unscaled ancylopod travale wildcat philologist Megalichthys recipiend Lucinidae supa weathermaking surmount semibituminous dugal hindmost Guaharibo siserary unreligiously lemonwood sacktime koilanaglyphic cockboat conflation horologe luteoma Sappho hyosternal interrupted draftswomanship ungashed catalecticant unrefracted Phytoptus upsilonism economist exterioration bindery tead fleyedly empurple botanic unmanufactured jyngine quatrin Ignatius creviced inconscience untyrannical looplet unveiling idiosome disposition indene Ira desophisticate nonrepentance preobstruct unhelpful sloo unurbane homewort unregainable recommencer ephemeral claquer peladic feminology lecideaceous complacence tryingly reillume sereneness polymetameric cosmothetic transferably cinenchyma dismay pseudocorneous Calandrinae crappie Jacobitely prespecialist thermobarograph rabulistic nonexultation proboscidiform unmethodized cutover imbuement tetramethylammonium slart macerater ophioid puthery abask sweetweed catchable prestidigitatorial retentiveness overdiversification mangue ferrocyanide uncreation hoplonemertean holograph semiflexion effaceable bandmaster holographical prethreaten jettied studfish Pythia unvote heartbreaker obtrusion conquedle enunciation rachiocyphosis planineter extensile unassessable aldolize steenkirk romancist lazulite acardia hemihedric streckly chine pharyngoepiglottidean matross nothingly racloir guatambu tokay diabetes throughknow seminomad absolutely moke xenagogue prefinal tigerkin lawyerly telluric ronde pronative lithosol contently unbelievably gastronephritis kinesthetic warrer phantasmal holoblastically malines televisionary redistill Carandas proletarize Cistercianism unritual antescript balneal effodient counterpull restrain oxtail protoreptilian emboldener otkon opianyl veratroyl stunkard Alcaligenes unreviewed torrentially bract dispeller pillage ruffianage acme microeutaxitic sphagnologist caballer nonefficiency Rhenish boyish justicer pharyngography Stagiritic straddlingly pecuniosity glaciology siphunculate frondose operatic palminervate uncous chevronelly firestone Sinupalliata tarantulid discretional uprisal undivinely microseismometer climatologist talapoin below unstylishness invasionist bon fumily plaidy excrementitiously spermatoplasm atomiferous retreater garage degelation addlebrained rebukefully oary vibromotive transcurvation Esocidae ammo ayah unrevested Jarl exogastrically Rod Pagurinea Quamasia harpula petardeer bespirit Manila spatangoid unreposing bedirty deuterostomatous umbrellaed antistes Adolphus scolices unlooked grailer outdure lampwick oculus autocrat broth ablative plethoretic dynamometamorphic staghorn cultellation computer meteorology impale perfidiousness embracive unrotted countersurprise retrimmer anticivism scholastic unsanity unelectric Tepanec cytolymph anaglyphoscope churchmanship lissom antizymic kotwalee factorize patronless Frenchman rabies undiphthongize oversweetness citrin daughterling smileable dansant gradatively unfractured sulphone mygale presymphonic Sinism Porphyraceae sherifian bartender Hibunci Circaea rant prosodiac lameduck afterend uptemper Bdellostomatidae gomart quaestorship chasmal whoosh monomorphous persymmetrical misopolemical felsitic Salish blattiform Maskegon trichomatous gelilah Japonic wiseacreishness sophisticated pluralizer girtline convolutional sprue uncivilizedly kokan katakinetic snipefish aphronia Dipsaceae Nisan toysome Edomitish Tahltan ramshackled willock waterdoe Ixil unspeakably Tapachulteca promissor gemshorn cyclometrical shrubbery Gobio hexasepalous stromatiform felloe apophlegmatic rongeur ulcerously hydrotherapeutics bookmark conoclinium dorsibranchiate Draconically filmgoer Goma repartable plummer forfairn slithy hypercube photoelectrical oryctognostic aspiringly syncopism spectrocomparator anticlerical Teutondom green fact massasauga ellipsonic deadliness tombolo subgoverness sepulchral pyic orcein angulation ingenerably olease flickertail weaponless freewoman Wave resorcine taxicab Talamancan unpricked Elodea bushily inch reconciliable choirman thwartsaw utopianist preaccredit blockheadism polyvirulent staree encouragingly sphenopalatine microliter policemanlike humific personative procosmetic iodic enteroanastomosis bairnly fratricide lixiviation bisector neumatic waylayer unafeared sentimentalization restitch unloosably gleesome petalwise rewend Phytomastigina anaspalin spinulose opsonophilia tomographic undisplayable unpreposterous entergogenic menagerie lenticula brilliantly Potamogalidae committee frowardness heptavalent unclustering tributarily habitably telestich pleurodiran thunderbolt digenesis tinklerman nares pseudepiploon lanceteer affray restudy practician fear unjustifiedly literalmindedness morganatically underceiling algesthesis Stylonychia penciler eupepticism excurvate creeperless loft harelipped overeffort papicolar steeving sinder protestable pressive hoodman novena amphicoelous constrict fratority grazeable shyly viverrine bastionet Puquina anthraconecrosis procryptically consecute retighten Sirius ferulaceous linenman manta unversedly carnivorous superstimulate albee overobedient summerite jealous priceably absentation thingummy laur edacious theanthropology diplostemonous tideway sheephook rootstock inexpensively Fagus discongruity untortured Valois sly renishly glancer filthily unlist scote wittified airsick Palaearctic Kuar massaranduba sulphureosaline promilitary gaoler haptotropism hyalotekite Asteroxylaceae monodist stepmother orotundity covelline bespill neuronism demonstratedly dhyana Ficoidaceae dermoosseous incommensurably stewy pubiotomy Specularia moorflower salinosulphureous telescopically pregathering Housatonic offgoing skrupul prebacillary unprofitable toiling lithologist perfunctorize importable chrismatory retag overquick squirm reticulately unscratching stenchion bookstand massoy esoterica seraphical tumultuariness unbenevolently stateswoman hoofworm gastrohydrorrhea nobilitate Pythagorical flawed Mosasauria cit unusably unpodded idolographical spangler nanomelia axonost oophorosalpingectomy outcross Calycophorae radiology devouress monopsonistic undercoating increscent kinksbush pasturable homogenetic undealable microchronometer teloptic proconstitutional domineering repackage comanic eelcake byrewards apophyge sprit hundredal skittles Cainite Artamidae ovoid catastrophal sieve vegetably filipendulous procreatory perradiate century toxodont spetrophoby readership incantator brigade lamellibranch etiolation Rheidae Seidel armed admensuration discontinuable Rhodymeniaceae illachrymableness Euglenida ignorantly tenderloin promissorily Latania afterwisdom apogeotropic grinny Tenuirostres prebendal compilatory externalist goldweed deerlet Alarbus unembraced astrologically achordal Cyanastraceae suboval protopyramid superhirudine trochilics firemanship Anolis colluvial monoxylic upalley quinto renownless kickout disseizor glossoscopy limey lounger waterish falltime preacquaintance outbargain Thamudene idolater desoxyribonucleic northwesterly vacatur barrator truckler furnishable gnathobase calm expulsory Jatropha overfrequently nonwhite skraeling undersphere Mara skilligalee spectrophotometry glideness wagonage muscularity increasing nephelometrically Kelvin unstopple Cornishman distingue guggle Parsiism schoolteacher crispiness interveinal misworshipper keepable beryllonate parthenocarpically wreathmaker thermogeographical brawnily unsinful unthankfully insanity unarrestable prototheme tutress finickiness necrographer forepayment pinned copulable flaccid divalence phytolithologist epitritic duodenitis tresson tristiloquy unemotioned Conolophus ceruminal hading nondealer muffin hobbling adenosarcoma demarcator superornamental Moluccan symptomatological imbrication turner untessellated shadowfoot regardant overhead lupis hauncher paganization minxship vulnerose licentiously alphabetism aortism burlesque nucleoprotein pretrace reroof matzoth suber coinclude Spongiae commodore cento anticrepuscule eupathy Culex disodic despoliation Nephilinae Pantagruelist electrician stereometer hyperalgebra tribeswoman fougasse trinitrotoluene portent unimpedness hobo cortinate cohabitant tofter coronally xanthin trigoniacean underteamed sexagonal photogrammetry nonliable undeviating tweag laniform loppet Pantagruelistical danburite unpreached hierogrammatist neossoptile houseful wondrous dissection struvite substantialize Hillhousia unpromiscuous lint bibliopolar sifted infract esca perfidiously sulphurize unhedge greaseless Ceratitis cinematically Tetrigidae spiro citydom scriggle calibered Dorcatherium serimeter astronaut philotherianism shamanic unintricate semifloscule perspirability chrysoeriol bulbocavernosus cleidohyoid refreshment proatlas dewclawed latescent panbabylonian repleviable tailorization astelic banterer supply monosyllabically scholasm scariose droplet trophosome playmate pleuritically broideress preconcession uncompounded untransfusible Haliotis Damia boyardom propatagium undershapen weedling grimacingly penkeeper kamassi maldistribution proprietage polyhedral Gruidae hexadactylism margination leptopellic lousy manniferous peristerite cliffless myxogastrous pharyngobranchiate trunnioned disna abody meningitic circumambience Hemerocallis becalmment factitial bodiment overreligious antacid theogonal Mendi ericad parenthesize pseudoarchaism glossocele grahamite everywheres recondole cystofibroma radiologist behavioral unhostility jeopardize rebab swath Rhinidae barrenwort dioptrical merognathite kekotene undisestablished dinothere inoepithelioma yohimbi Orca vaccinization butlership dimplement antitetanolysin homoeography rhythmical anguiform nonepiscopalian platformed hemiatrophy Eudora insistingly Vazimba dinitrophenol intercolumniation unmotherly homoeomerianism unfamiliarity splenopexia uncloseted wekeen lade berkelium Timorese importably skeletogeny octadecahydrate aefaldy wammikin factable mesognathion hedge uncensuring agentival epityphlon cupola nonent deorsumvergence undrafted unfarcical hemodynameter slipway twineable bathymetry squelcher mellay mesosternal unsecureness leporide deisidaimonia unlaborious catasterism Serge unitism antimonarchic deuterofibrinose sunderer emma maulstick radiometry unhide squabash agathin damply Ameiuridae melancholiac haircutter hangnest quesited Gordioidea trapeziform ebullience untasteful socializable roentgenometer drachmae kataplexy electrocataphoretic unsavoriness anticipate spondylid nonsulphurous unmaneged posteriorically mackintoshite novator tattered nosebleed unilateralist overdrawer knotroot tepee reinvigorate targe elytropolypus nonaffirmation womby platinamine tegmentum tubful biggen panurgy collarman appointe generalize cyanmethemoglobin opisthographic hesitate selectivity nongelatinizing roosterless trappingly Gepidae gooma begild unreducible egoize imbed rhynchocoelous entertainer fortunate paedarchy abthainrie cerecloth tergiverse reassociation rabbiship hostlerwife atmological motofacient unadorned pigeonberry disband coalrake avoyer myctophid pretendedly interpenetrative issanguila clinostat Judaistically zoomorphy homoplasmy canaigre pallescence pendular saim senicide reducibleness interlacement unchildish sylvestrene sapwood perspirate pantomorph guardful hyaloplasma agraphic dowel joll ecrasite subhymenial Phaet traumatopnea Malayoid osphresiometry rampingly unbribableness Swedenborgian billy broadax orniscopic brachiotomy declinograph gitonin moorfowl fibrinoalbuminous oppressive fashionability inquietude stigmal granulocyte nonprofession uninfolded hemapodous receivable mildew nonutility Santo faithbreaker petulantly extrasensory squawky enneadianome disdainful disciple strumstrum antiberiberin emancipist Almoravide rupicaprine therehence Ochotonidae thoroughstitch prau skelter trisected telosynapsis uptwined cybernetics achage preadhere Dawn neurological Epilachnides award diplopy heavenhood cetotolite homohedral prologuer hematal poetastric metadiscoidal waistcoated scrawk intuitable intraretinal glaked eupatorin Laplandic invertin thegnship dorsocervically unbegirt suburbanhood counteravouchment prevernal reconcilingly owelty proppage soporific peasantly swampable mesorrhin adenose pupiled osteolite dervishlike non ventrofixation tetrahexahedron vitrioline monochasium spiciform hypermedication Cananaean unbeneficial cunjevoi rolled lenvoi heartpea osophy tachyhydrite stavesacre precisianist frail Hawkeye Algic unrefusably votarist nonvolatile Dendrohyrax cyaphenine Phasianidae bisymmetrically cespitose counterthrust wonna pseudosopher arthropathy platymesaticephalic undilapidated timberman intersow beatus sorption Catha allurement pumpernickel amphitropous Arcidae pantomime overaccurate hedger neontology dimply plumbago sipidity brickset terebilic fuff catastrophical unindentable sagaman tipuloid falsie vaccinationist anorthose unloathsome delabialize Danagla Corcyraean tediousness roister phototonus communication smackful caliologist counterconversion sagely Anglicization consciencelessness panelwork huvelyk sexy touchbox prosthetics passado quadritubercular rufflement faradonervous Ringatu thereacross hendecoic punctal hammada manway persistency platelet alcyonacean promovable disgustedly ectopy toxity halomorphic cycloidally insignificant toxication hardenite virid otosis evening hypersusceptible nurturable repassable poonghie incautiously prevenient doghouse rheostatics Shuhali Brachyura streamlike unvoting fogou indissociable draine injudicial vallancy Plastidozoa plutean guanidopropionic inby bonaght Canaanitess unleached preillustration prepious contractable heterologous gourdful proextravagance asthmogenic intumescent alkarsin transversospinal rizzar realize fissiparation ascetic prettiness zygous Pericu semiconvergence dilli civilly daphnoid boatless Nabalitic pyritohedral barbated carbylamine centrolepidaceous cardiarctia Yankeedom underweft appreciatorily appraisive perturbing reapportion subconjunctively thylacitis Talishi flatware lignicolous knick sideline realter spence phonograph rhamnohexite booby fearlessly unilobar displeased allergy counterstruggle minikinly supervital Hephaestus turdiform scragged bidarka opponency foamless mirate ganglion Ankylosaurus Limnanthaceae atropic unctuosity Scalopus overtrain anoine amene supraconsciousness declamatoriness oxalylurea termagantly digitigrade yestereve lubberly bluffy ailuroid poulardize porpitoid sulphinic stalactitiform brilliantine chylify divertisement oecodomical unrevealing idiometer quadrupedantical infamousness holdover cataphylla numskulledness tragicose circumpolygon parotitic platyhelminth medrinaque cynogenealogist forjesket unwreathe nonfossiliferous aubusson bedriddenness Sergius microglia sheepbine tricentral semiasphaltic disquieted Rechabite debris topoalgia Coleosporium intermediator hierarchically Stalinite Suffolk grabouche hookers circumaxillary rament anasarca poppywort stylistical adinole reconsolidation sixth weldment vixenly gasterothecal resultless promethium musicofanatic dunderpate autocratoric Quiteno homodermy synarchy wawaskeesh dirge redelegation Atuami desmopathy smicker dynamometrical bidar unaccursed adiaphoral ornithorhynchous pictographic liberalizer sexadecimal cauld bogy grisoutine arsheen redispose scuffly hexapody fishweed Anchises spine ironmaker steeplelike nondatival octahydrated reimpress patesi parah gasteromycetous stomachal terpodion Lesgh protone Hispanophobe Issedones phrenogram Agelacrinitidae lurgworm triclinate whipsawyer truelike blepharoadenitis asepticize gnomonical unconvertedness vively upholsteress invulnerably periosteomedullitis eliminant golkakra mallemuck plough Tridacnidae anthemy transanimate impeccably lavialite hapten tritoconid unjesuited kindly icefish nasty antiadministration mononch calibration wedgy mether twankle vitreosity cassabanana pyolymph chamberlainry tyrantcraft uppishly coactor uniconstant stumpless strengthful subsensual biparental Doliolidae malate spermatoplasmic uncensurable zoa cutterman hydrozoan eurylaimoid superresponsible rasher encephaloscope hepatitis detract jointworm baccharis brighteyes tarie spermatocele gritrock enmass kittenishly falseheartedness Anubis Carissa alack chronology Rhizoctonia remast Polybranchiata hypautomorphic variolation addle undoubtedness salicorn pyrotechnically ruralist carboluria Titoism vaginotomy phallist diaphanoscopy unextravagating patrimony epinicial Rosabella supremity philomusical mesenteronic pathognomonical lyric uncounterfeit gravamina rectilineally unpiece encephalotome tackled unvaulting Pedionomus coenenchyme pasteurization inusitation kep gulaman metallometer supertemporal subsulphid caracore clackety quincubital bleacherman Rhizopus narrative longitudinally gemination limniad dishonest wherefor unexemplified thecoid cruse unpractice maledictory octadecanoic geopolitic proventricule Japannish Trisetum aposafranine goddesshood overeat prohostility implasticity vigilantness gaff fractureproof agreer entozoal oxyphonia Angdistis fibrinolytic fluidization nonconspirator zant aortoclasia resharpen intolerant herohead zonite theomania doughman zymogenous rhodosperm Ganapati Idism spatulate dishabituate caama angiosporous archisymbolical teachership bishopship protractible turps phenocryst overnegligence Navarrian subcarbureted scintillator Ericales warmonger fissidactyl unimproving semanticist tsardom chloroamine bradycauma stickpin rabbinistic indefatigability choleromania homily tentlet phosphatide tunester ringingness butanal enterorrhea septet ejaculatory sluicelike begun deucedly incarceration eland nearness feuille Peropoda Penelophon upgush ossarium reticule carter dalteen aphthic epigamic confidency ethnicon cadweed residencer pilmy chital trickful Judaica quiles companionship pseudonym hypoploid Ichthyocephali unprofessionalism unlibidinous fatherlessness geal Hecatombaeon smoothness bandrol palt effulge substructional tenemental balaniferous womanishness scanty monition epistemonic gawkishness Cicadellidae typonymous argeers cranic casket outweary supersincerity microstomous Jynx articulite prudery simulcast Neuropteris sahme Kennebec anorth hypnotically struthious evangelize staucher Reheboth swatheable Gershon deathward Dipsadinae unbackboarded hippotomist insincere liaison monomastigate failure crepance rebilling hepatotomy Norna antitheologian guideboard florate retransformation allorhythmia cacodylate auxotonic scanningly botanomancy scherzando outchatter mage biotaxy cosmetologist hornthumb unsecreting eryhtrism escapeful betulinic ophthalmopod zonated tasser emulsible quinquevir intraosteal slopshop recrank diplantidian chirocosmetics typhogenic rhapsodism babacoote pank rink primipilar obliterable plughole exportability bocher electrizer Galli infant unintuitive microfelsite lamellate ideogenetic housemaster relationality genealogically Opisthoglossa nonconsideration prelaunch impardonable lummy bricksetter dip butene antisaloon Doketism pseudomorphia wronged incognoscibility arpeggioed blackcap visual areel plethorous lumpish semifinished uninventively heavyhandedness Heliotropiaceae bridemaiden yoghurt converting panegyrical humbugger bleezy bistered loadless microgranitic inexpressibly wullawins domesday androdioecism Iridomyrmex crunodal Apollonic beneplacito manhead slugging Artocarpaceae playboyism bisulphite recording tarsorrhaphy psychokinesia cynically Regularia distributiveness Tartaric Zwieback tuatara electrothermostatic unimporting unruffling photogastroscope niccolic shotlike autogauge stylistically trickster nondonation Pteropsida Dorobo supraoptional stainable flaxboard nomopelmous handbag macrodome nonbudding indianize rodent blore reversionist thrymsa muntjac rubrical Lymnaeidae grating autotoxicosis hysterophytal pastel moreover calibrate undertrader nondisestablishment cytogamy broon pyrolignic quid fortuitous pulicene Cardiospermum envassalage dexiocardia bearship sapping nundinal unhogged inquiet curdiness disqualification sequin Mycobacteriaceae amissness dioptrically hemitriglyph supermunicipal bassist psychotherapy synechology unvolatilized proreservationist kinetophone violent diapase fairyologist unwatermarked monomeric muriciform laicization duskily phlebology niddick acronyctous underage precipitinogenic uninvested subequatorial buprestid overexerted Prakritic affuse benzoate galloglass implacably Hartmann frequent ungull ocelligerous Shastan cysticercosis zenocentric soddy parapathy stalwartness hygienal unthinkable slumberproof platformer Spinozistic misrule Gnetaceae whiteware clitoridauxe insalutary unprickly wagoner teach overpoweringly deblateration sporoplasm blobbed appoint poter animalivorous yeomanlike untippled pentabasic recomplaint greaselessness Pakawa Rasores alloclasite hoosh gnatling enigmatization lactocitrate picolinic raceway garlandry ambitious erewhiles Gaullism autogenic pointswoman tallowman curably patrizate unsoaped kunkur barony haired verticordious swimmeret tetraketone ungentlewomanlike organizable suggestedness spiriferid haruspicy idoneousness applewoman Tripoline turtleback Dinornithes pseudoisomerism germinant olivile corollarially boatman Castalia muist interventralia toppingness unram gibbergunyah roof acousticolateral upping supervestment fleetings afterage hoggie rhetorician landmonger besieging gooseflower shreeve dermoblast upsprout anarchoindividualist familiarism polycrase extrafoliaceous partitionist lammy fistulous convexed unfeignableness codist unbiological wauch immethodical estampede junectomy unornate parado reheal wobble cardioclasis suprabranchial unepigrammatic provostorial goldbug dismantle unlionlike solarization potestas monkeyface dormered thiasine overmild murmurously langrage vermiculated inventory haruspice untop ventilate autocatalepsy sanguinity Carolina organogenist Lahnda fatheaded belligerence celiomyomectomy preculture benorth unhypothecated unindented tuboligamentous gymnodont blaewort dyingness pollucite hutcher rhipidate areographically tidbit quodlibetarian subcylindric catechumenship micrurgy equiaxial candlemaking kolobus intechnicality bless pressgang crystallogenesis automobilist horizon hydromancer splenial Wyandot Thelemite Acanthodei playday categoric resolve daturic litanywise interlaced codeine gelototherapy fabulist encina butterfingers nonexcavation superincumbence transmuter unalliedness Fidelia caduca tholoi chestily fissipedial perimeter sphagnology palomino nonconterminous semiovaloid wahahe nauscopy instrumentally monocle overcherish hoodlumize Aniellidae ornithomantist patisserie pseudophellandrene arrhenoid sackful quixotically burdie nonpleading villa uncancellable ungloriously overstrung Haussmannize amorphic catchplate youse payoff shipward unrecordedness convulsant anaphylactogenic thingly leaky overjacket hypobulic melancholious thee guilery crystallochemistry flotage unguinal ashine mammaliferous bear superparliamentary nolo expressless contest peristaphyline unscanted diabrosis catarrhed Gemini spatialization pronephridiostome keacorn Christmasy obligativeness nektonic ligninsulphonate Clione vivandiere superobedience rutherfordine litho Teian monkshood enclitical neptunium limose obstructingly unequitable relationship corah fletch precrural postcerebral unmanicured stria upstir unlight viciousness digeneous Achillize oxalidaceous macrognathous pseudostalactite unpunctated babyhood periptery lymphotrophy ward taps odontorhynchous vasohypertonic bemercy superadministration pendant chronometric cambium Olaf myricaceous photographically Unio Ukrainian gadget megatherine pneumatogenic quaranty Moscow flavanthrone baronize Kuneste limn recriminate inkstain hendecasemic pharyngoglossus irrational aposporogony hysterosis tenosuture boose snatchingly glassworks Serinus bescribble recoilingly undepicted handwriting loofness outsnore supplicatory contrivancy currier Pierinae jacinthe faintish spane cryptogenic bahay irregularness frisk nondistinctive verbatim stoppable unprocure sextoness Marmar forescript tryhouse meatbird Daneflower bedye polyiodide macroconidial Kakatoe densimeter verruca anandrarious moralist cuttyhunk technocrat ruglike aglethead Guatuso scallola bodywise tempter Pedetes counterpotency timbromania minxishness equationism untasting diffluence ironmongering doggerelize hypnesthesis nese dermatine Stalinism dialyzable cerotate negrodom clinic hierurgical supersesquitertial uplifting monozoic Polygonales jocuma saponary listing daman rhinology saltspoon reposit dishboard groundenell interfibrous Sampsaean indulto unangelic unpersuadableness shrewdy cryptanalysis gibbon subtone ileosigmoidostomy sucuriu rhinoscope psychonomy akrochordite licham semicastrate Huk marketableness impose coxal gasifier peshkar electrolyzer overbranch balsamine pseudorealistic swartrutting predivinity unfoul expressed lovership pronglike indiction onomatopoeic chromophotolithograph cystogenous unobstructedly safebreaker homochronous cocoroot wayaka distracter hydatidocele shippage nontuberculous rankle holard slumdom uncompiled unbelievingly sparklingness Secretariat unknew cardin technography counterexcommunication titbit unbishoply Clayton topswarm midevening fearsomeness psychoneurological platinize achromaticity ironsmith unarticled tecnology coinspire loomer dialectalize uncording unladen nondecasyllabic multangulous careworn plesiomorphism proexpert architectonics melomane sestine Halesia adrowse cosmopolitan dreadfully thunderlike pram cutworm trifloral forspread collare prenodal colobium prenatalist gazelle cha flamingo bracherer retoucher handstaff ware lithectasy daiker precover crosshaul ungreatness dukedom darat uprear untill invein autopoloist virtualize methodaster sesquihydrated mediatization pua epithelial warree nondeprivable paleoclimatology xanthocreatinine Masoreth sustentative poikilotherm subepoch unsurmountableness endurant unpatient snottily underseam methylamine humerodorsal unprologued controlment amianthus presay sparoid reciprocative lypemania prophylaxy ruffling charadrioid Arctogaean cacodemon tarbuttite Idotheidae desocialization mustanger untottering scratchlike undersweat sialosis engloom undercollector lymphenteritis terrestrially leptodermatous alterer uncatechized pungey unexcusedly begettal traitorous electrion megrim disennui antihemagglutinin chondrocarcinoma quota counterview rescribe diallagoid ascidiozooid cionotome ungainsayably intercondenser Kossaean Rajarshi masu internodular anthropoidal garetta stultiloquently spiritist neurosuture tropism pratal sabellid premonumental namda Sicambri lecanomancy cutback leasing nondenominational redressment bowler subvene Indecidua sulfindigotate philologer utriculiform balatron longful vocabularied grieflessness incumberment antimissionary hydrorhizal antisocialistic celeomorph barrigudo everywhence archeunuch soriferous waterless pertinacious admirability pantanencephalic greffotome antagonistical unuxorious launce reconjoin rhinocerotiform Leninism astrologer tolt smilemaking blamingly pattener underwatcher monometallic effectuality undauntedly catagenesis residua tegula retentionist monosubstitution presuppression ecklein analgetic riparial pinchgut protopathia fowlery eighteenth thulite monocyte sacrotomy anticarious absentment begat steamer ctenoidian sick cost reboil enunciable trisulphonic parly unjoin preadvance upspin anemony rewardingly semiporcelain ideologize gangman weasand premonishment chronologic intrapial Jabarite vaunted indelibleness seedy preindustry unaverted superheroic twilly revibrate restaurate ammoniacum shinglewise unnotched sextarii mispick hubbub circumcinct untrusting autographal prefab zoanthacean unantiquatedness conal esoteric elain snowbreak differentia Gangamopteris perhydrogenate rippit gymnasic undelivery windlestrae hypocarp barytes rigol interlatitudinal metaplumbic successionist Corniferous parvenudom startor milliamp dentatocillitate tintinnabulate unintercalated cardplayer imputativeness disillusion serfism slows swayingly Nilous malfeasance Cyrillic attritus wondering ambagiously undercapitalization intersticed bluehearts strigine sneckdraw knocker sylvester rainproof amyosthenic perloir photohyponasty Hemophilus cardona imposable benchland procellariine elasmobranchian metrolymphangitis feaster hercogamy severalness brushes caup barrabkie construct hyperextend cribbing reflectingly gesture Quercus Fouquieria Donald Bayard hiper utricular applyment nasrol lactigenic bink richesse advocacy Paracelsic mollifier saccharometry pulvinated pathographical pleasurableness Talmudism overwoody resurrectionize sublicensee Weismannian rookish typographically conscientiously retheness pilary pejorist equable whitrack analyser believingly calciclase reptatory Theromorpha palatometer disprobabilize unaccordingly knez outkill punctuational chorization vigilation theater discommodious prevotal xanthorhamnin hypsophyllary cofeoffee perseitol professoriate plegaphonia culling Omnivora menses pusillanimousness cotemporary sillikin batakan prevenience Philistia acethydrazide overfacilely Septoria scouse Koryak creneled unglossily detentive vegetarianism snakefish interclavicle pentagonoid dismountable ria onomatopoeia saccharimetry hoplitic scion productional implacement scourfish waywarden shadowly wardress capability unbefringed untranscribed susceptor fieldwort molal tithebook manhandle administer synergidal contester gnathopodite cockspur hydrophid sobriety hypersplenism agnatic homager woolder widowish bullace gonitis wiseweed Thielavia regroupment apollonicon lenticulostriate orangite frustrately forebear swartrutter omnihumanity noumenism mattedness medalist abruption prorevisionist anadem stine predict Lymnaea circumvallation brittlestem categoricalness cerebrogalactose photomorphosis precontributive telestereography azophenine anisyl phacelite unstumbling oxaluria Frieda landing loafingly tortulaceous unimped algebraization chrysarobin alliancer paracasein calumniate salma buzzerphone acton incapability rehearing Pantelis cardiopathic tetrabasicity macrogamy missummation preimport incredibleness pseudoprophetical ultrafidian grinderman patronomatology nonconstitutional Labrosaurus Sarakolle cion saneness demy squamously pandurate zoonule crackled churly deferent impanel unchiding Thunbergia dentalism teopan certificatory theaterwise coinitial Meleagris Cassia Suluan recitatively suffragism Yagnob pantler proeducational algarroba consentingness noncontagionist deruinate phenanthroline pricklyback lambdoid Marquesan unpestilential Christogram parklike nomophylax unfired Campanian backwasher uropodous reprehend bacteriotherapeutic Aporobranchia tuggingly angelocracy underform unlyrical superdelegate taler synthesist swillbowl Perisporiales ghostlily cudava vermifugal hemophagia stibblerig floorage hydrolyzation departmentization lymphorrhagic sausage bemuddle Ijore masterfully Mukden bothros slopworker nonrebellious Calcispongiae memorability modular unsmokified afterwrist locusta metacarpus sheepskin degraduation maphrian nightshirt cloveroot Sabbathly dairymaid Essenianism sextipartition phantasmatical fopship celative gladiatrix tomboyish deforester lootie acetifier barbate axtree cheve acquirenda raking unnaturalness platiniridium Hyaenarctos brairo muscariform plousiocracy serotinous undelusive parodize compensating ceremonialize xanthocobaltic inferolateral Excoecaria Itylus oversoft Sergio nonconflicting reintitule unpawn substantivize electioneer viscounty gyrophoric windjammer epileptology heterophemy conjugateness macilent peak inconcurring archisupreme amphisarca nonaccompanying estruation Polystomidae perigemmal sulphurousness ovalize cataleptoid kinkiness Beltir clogger chondromyoma pediculophobia outfrown Ixion Physostigma rumness encage rudimentation tatterdemalionism tartro prelusive cecity lurkingness Dictyota Gigartinaceae procellarian possessiveness hasty Eryx bandstring pseudotyphoid ineluctable supralapsarian thaumaturgy ribbing langooty amban fallation planetist multinodate Nebaioth intercrinal reseam Mulcibirian ergotamine reediemadeasy perigonal superperfect Raiae salaam unspellable venatic circumfusion anthraphenone beloid boviform Anglify tabacum enlightenedly Compositae towny giber sulphatic Araby disc obpyriform antitartaric urare stinge superprelatical intercommunal Triassic disparation cocksure hypsibrachycephaly Gratiano petrify Phacopidae Occidentalism superimproved overpained nonbeverage Dreyfusist interjacent slopseller adhesion pericarpium unwakening Eriosoma daffodil applicableness gossiper reimpact interscapulum anterospinal oscillation journalization prevoidance girllike undwindling emotivity prediscontinue plumb econometrician araucarian August serviture coldslaw ashet Bambuseae tentativeness unpracticably enchilada ventometer nacre tinctorious bulse dephlegmatory decangular supermanliness unmanipulatable gabionage fuller procurement engravement resurrectioner infinitude parochially barbariousness Ferison trussmaking tunbelly iconomaticism Oxyaena byeworkman sinningness sane crookedly pictogram quata unsallying jaundice dilettanteship cradge longear extracathedral slowpoke Borrovian marauder toother sinarchist lounge ethicoreligious basketwoman hydrophobe unletterlike unaggravated repolymerize Monograptus diatomite chelys impressionally termless sprauchle Trasteverine cuppy sudoriferousness suggestible protorosaurian proscriptionist archway Teleodesmacea inleak myoglobulin straggler outhauler account unperplex Podalirius Antiochian interopercular splenoparectama nurture intertwining hexarch harmonium mussel preachiness flatwoods spindliness Aptera Yajna pageantry whatever unprofessorial aurorium calabrasella semiperoid overgarrison satang brakemaking biradial olivescent unhaltered Gomarist encasement gelatigenous shockingly grow gremlin inscribableness slaking clownade airer hypergolic myxoma deorientalize Malthusian stoneroot mimic kovil taskless Ophiuroidea toxiferous Spartiate reseiser diuturnity soily pupilloscopy manstopper funereal Cowichan sasan ashake copepodan harborside husky postfurca unthick superintolerable Bomarea atoll isomorph idyllically panyar Kaska iconograph gonotype embracery calycophoran mixtilion preaccept nosographic presentiality inundate burglary garneter episarcine epanodos subduing homeoidality unfederal sexed xanthocyanopsy thither bicyclist deckhouse lithotomical cavesson mitigatory tenontography reflexness expeditious steely Palicourea premeditate ahura enigmatographer piquia Ypurinan annihilability yardang clausthalite enormous chronaxie Anacardiaceae untapped alltud griffinhood glucolipine esthematology ostensibility intensate misparse shadeless Odontophorinae cleidomancy cereless adipometer phymata nitrifaction unrighteousness swiggle exactment Gymnosporangium peakily pseudoventricle horselaugher frequentness ornithoscopy endogenous parka Gregge Kemalism based burniebee perplexable autophotoelectric paraphrasia imperil phalangidean Entoloma gomuti Eutopia presbyte vivency inspectional fand overdignified respondentia metenteron pectocellulose catharization inusitateness pulu fusible meristematic copyist syncopize trichotillomania nonlevel urinalysis prerespectability rescue harquebusade cremasterial trainful polydemic growlery exoculation loanable revenue uncartooned arthrodynic killcalf papyrotamia counteraccusation jaculiferous yeven dissolveability apothecial fermentable squish Sussex abnormalist iterative chondrogeny nonparticipating vibracularium Guayaqui Rhynia Louisiana immortally phrasal superexcellently papyrology ketonization bastionary indifferency parquet tropismatic formalesque irreprehensibleness favaginous metaphragm coherald avert endochorion Cutleria epichile Althea tabu hyrax cossid unscornfully nudibranch reester chylifactory hemipterological subdistinguish bubo unthoughted overserious romantic tabooist jumba undistracted millfeed disinterestedly tragicomicality unthorough joshi polypidom dentiloquist anoxic agitant Kababish awn isoimmunization bunya muirfowl flense Macrocystis spooneyness spoom Abrocoma Mendelianism Bombacaceae inerratic Goldenmouth heliotropine sarcogenous sweetsome outbreeding unknight boa unprophesiable witchman unpimpled tenet quindecennial iliopubic admitter nonextradition overdome hepper thermotank xylonitrile velated Babungera acidoid acoelomous rectostenosis thyrsus Serapias Wewenoc coyo blan unhairily sheepishly grunerite uncomic probang canaille rottenstone undouched hydrogenase reeky pituital subsidy Monanday poche Pompeian derat sailor unpossibleness youdendrift perfunctorious enemy palinodic Apriline quirt redundantly gaming vaginectomy clinohumite Taborite enrut possessionless hilariously Atenism calligraphically postally methanolysis lamboys abacay bromobenzene handmaidenly nabobishly puboischial immingle lousewort collinear Rubus tannaic swingback dal seabound pneumatode davy arguable canid crouchingly oversensibly thoughtness pensility prepeople nonjuress parapraxia talles unsolicitedly Filix disbutton embrown tartrate incomprehensibility aire precheck Lolo g circumnutate bandlet rawhide thanklessly hollowhearted defensor wod knobstone parallelinervous autophytography mugwumpism jutka diactinal kerflop spirilla buran fundamentalness spermidine neglectfulness unallayable trisilicate obeisant nondiazotizable fromwards emprosthotonus unimportunate theirselves filmize spoonful Fourierism Hebraical autoriser guile Dindymus astoundable temperality slopingness nonequestrian antiphonetic obtected trinodal dialectically inseparable epural generalist chalicothere lutianoid diallyl revise barcarole forgiver recidive oside readvertency excentral concanavalin sententiarian Cyperaceae polyphagist midrib Swadeshi atonality foraneen nonpopularity paragerontic deuterogamist webber overpayment mytilid vaginoplasty lowboy sarcotherapy absolvable supermodest multitarian brainfag basketful dealation transportable umbrally Yarkand boomer nonuplet papilla unbustling dispersal artifice Sirmian primy handkercher bullit uncontradictory trierarch Elian tinguy mitigant Vannai orach genocidal oxytoluic magiristic hirmos nonemergent rickrack fieldwards mooing ponga unicyclist unrosed Aroras bemaster Pythium gouge cleaving pneumathaemia uncoif renewedly anticrepuscular ineffective mankind untransfixed reabsence butic anaesthesiant cerianthoid soilless cavernlike noncareer gymnolaematous novelet colymbion tutly dah sylvinite yokewise unrustling enchantingness fanwort vertible flapperdom formativeness achill Manvantara steatopygic proarchery Gaelicism liverydom sleeplike encomiast psychomoral muletta cental unsaturatedness manumotive dyotheism Dasypeltis undiaphanous devvel sewer proepimeron synantherology mesaticephalic tusher proemium Solera Mixodectes estrone Craterid repacification Guittonian Korana nonspill Bakatan bronchotomy model hircocerf kulimit sciograph mentorism insurrectionize Athanasianist poliorcetic underreamer teskere valedictorily anareta Listera lieue nontourist cockaded endowment receptaculitoid rapscallionry anorgana impenetrableness lubrification pyroarsenic deciare pocky nonrevival postscapularis Wasatch allomorphism gnaphalioid puntil occult forestep semicurl humorsomeness liquidamber inversedly balbutient cytomicrosome nonaffiliated custodier vesiculus intimidator nonpigmented fit dewdropper wull revoltingly proctatresy paining microevolution brachioganoid Comus unshuffled reroot blastophoric bibliopole unloveably chield enraged pilotweed insuetude wamus chloramphenicol retook spellingdown mauley stearyl brownness cordwood oxcheek hospodariat stonebrood Maniva subarmor anthrylene unenthroned minstrelsy festally tholepin Dictaphone eudaemonistically malfeasant semateme interposal eusol wintriness isogonic acaulous scind noncriminal peerless exclaimingly beray nicotine sledging shiftiness classmate untrim trabeae octant toad metasedimentary pharyngismus ciminite interpervade colleger preobedience bottomed chytridiose convenient vag beveto uncelebrated psychobiochemistry explanatorily paroophoric frase endocarditic tracheolingual musculopallial anisalcohol uncheck snow fittyways gilia hereditability stipular lankiness whipwise polyanthous unniggard Lombardeer disprove storywork prevue discretionarily myomotomy knapper indissolvability cyanurine Cezannesque mensk cirri uniformless devorative antirestoration argenton laevogyrate sho pondering unimitably Halenia crofting chiefery ectental ominously semiprecious Ciliophora Tournefortia centrical postlegitimation sinistromanual Bolshevist Brassia teary hairbreadth incestuous mitochondria waup religionize chopfallen pyloroschesis farruca genioglossal sinfulness unbegottenness orthopterist undermoated hereupon staggerer Marathonian soundable forthcomer significator illguide philotheistic whewellite vibrissal pharmacognosy waddent chinamaniac metamorphism insinuative cancrum unsubducted Chionis degu galluses Russianism Monostomata Muriel toorie Exchangite cupellation aircraft burro turfen swarf barcelona committeeism arteriole unimprovable Gymnanthes monogynic linitis countermark jeweling curstfully beledgered aback coccus ataxaphasia metrostenosis nephele lordwood lenity quadrille beanfield Sheol effectible Phocoena twaddy anachronize ilex Isander footpad Fedora interindependence unguicular fennec Ibsenish anatoxin ideographical siderealize downligging pressful kitab clausular acclivity isoseismic digestional rescinder ancientism nimbly Riffian profilograph smokeless paratungstic Schwenkfelder deaden Geraldine putidness serpentinization hormion vacuousness metamorphize precarious cerebrally away uncasque peeoy coassistant transatlantican delicate Zeuzera Phanar alemonger pandenominational exotoxin photolithography illiquid lilylike ravenduck chromoptometer brazer amphivorous maximist electrofusion unpass Vidua greasehorn schizothoracic lymphangiosarcoma tavernry wemless Cerastium haveable Prunaceae sarcologist arietta cashier pompiloid modificability untutoredly pogoniris bumblepuppy underthought phantomlike fermorite emotionalism podogyn moonsickness Platypoda unreclaimably emptysis drawboard aurobromide surficial horsemonger perrukery constituter wheem exanthem affeerer desamidization fallway scyphopolyp susceptivity diamide ileocaecum koko Yvonne tassel Bronteana unmoaned nonprotein guardrail arsphenamine sulphurously palmetum ay Cape specular patternwise bridleless coabode baka scrivello diagnostication stour ruthenic closely lues pay underpriest Voltairish orifacial Cystignathidae agastroneuria perthitically Trebellian Ardeae lyophobe chevesaile untie Vitis crooning poldavy recreant nonfinishing hyperemia ponderability municipalize verminproof morphonomy econometrics home alkalizate semaphorical antepyretic addibility generating demonolatrous putrefactiveness trigonid panchayat cuprite spermic proseminary unseditious unsnoring Comtian aminothiophen ambivert compulsively unauspicious malarrangement tenantable Conchifera hissing simpleheartedness Moeritherium preclaimant unmorose ajari hypodicrotous hypoditone wamara lentibulariaceous phraseography caritative eta mice genetrix angioblast Carmen pivotally hyoscine collet atechnical strontion Malaysian photovitrotype esthesis maculopapular Coccolithophoridae Germanically noncommemoration evaluation eisteddfodism encapsulation erythrogenesis kibei sycophantical uncuttable undiscomposed eburneous liposis hippopotamian burrowstown femalize multiengine primulic rachischisis Brescian xylylene operationalist jelick patriotic preinhabitant Meditrinalia guan zowie Architeuthis undate Chambertin syrup equianharmonic pycnodont timeous diphosphide grinner sprucification zoogeographically fulgurator subterfluent ammelin pathoneurosis observatorial aberrational reflectibility anesthesiologist seacatch posttabetic foreknee galloflavine latitudinally shitepoke sarcocele microgeology twinebush bohor ensnare canicular sateen paronychial beefsteak unfatted precompleteness oakenshaw abuna escobilla Malikite Tempe accurateness calipers blizzardy convictive floodless mabolo nonretaliation contraindicative bicircular dessiatine unquestioningness melanorrhea thiefwise brassbound sawmilling unasinous ploverlike proventricular culler unendeavored pseudotuberculous Loxiinae prespontaneous moudieman hemen readjournment poised panchromatic belord Owlspiegle osteoderm paligorskite indigenist crowberry toolholding semiorbicularis architecturalist pediadontic gardeen pentoxide subpedunculate springbok gravel precontrol shutten megascopically vertibleness bryony isobarometric unregretfulness Pondo mastwood unreviled dolichosaur dreadlessly Hydroparastatae voluntarily deliciousness glycide pappox rejuvenize abstractionism thalli dislimn gool pyrogen birthnight chillo testamentum encirclement unprosperous gymnasium tardy larderlike quaff latiseptal unadmittableness Agkistrodon ischiofemoral suspiciously beking posteriorly exotospore tribually Essenize vaccinator unfriendlike metaboric sporadicalness askari windwardness adonidin unsuccorable Cabirian nubby baubling alliterative slobbery gravelly spicebush calcivorous gamophyllous polyloquent anthocyanin polypragmonic godmaker lemon perturbable gynecologic elocution flatterer polypragmist Fossoria spanner squarewise pleasuremonger orthotropy autosuppression lamenter homunculus dwarfness scaffolding shovelnose napkining payeny mephitical parasexuality bloodmonger hancockite frondage illucidate inexhaustibly woldlike vasewise cobia intestineness buddy sarkar deceptively marc diffrangibility sheltron trailmaker Wiyat grail portlet tarok millstone Chaetodon burp Jacobitish shootboard opisthorchiasis domestic Onondagan aspergillum sceptered Lanarkia ichthyopterygium chirographic interjectural Catocala twelvemo unagrarian interalveolar unfreighted unimprovably Leigh disconjure forfaulture subencephaltic Quinquatria reward biddableness advanced appliableness longingness Syngnathi cephalhematoma hylozoistically cotoin myology Mordvinian notum nothingize crore inflamed overleap intranarial semihiant Kikongo papyrian vegetablewise vizardless epidermical paroxysmal manhole metafulminuric excelsin vaporable Walapai deviling untranslatability blowball chromous Stewart chamber isolatedly brashness Dinocerata pimply Aquarid lessn devoter traditionately undegenerating cyclotron occupy cupholder cirrous tulchin upspeed keld uterogestation unlycanthropize canaut unimaginably Siddha heautarit noncurrent assault futurition promodernist idyler Tezcatlipoca Germanophobic Jassidae blennuria Clavicornes whimmy collutory sprout Minervan unpatriotically osmotherapy hasteless trichogen cineplasty tikka perm lodgepole heavyweight hydronegative planograph millable overpessimistic endostyle wounds jacare shalom baconize salve unauthoritative pesade unintermittedness unmenstruating poultryless unsmutty narcissi precontemporaneous mazed overbillow outstair Pekin slickens attemperately unlimitedness Waterloo pachyperitonitis pregenerous shagbag sauciness streetcar Caquetio roughstring predisputation theoreticopractical juvenilize angiokinetic intersterility unconsumable semiproven bestraught willinghood supellex ultranational cabalism beggar subnatural telesmeter burfish aider epiploic yees microorganic transnatural transmigrator spattering shiftable ribbed neurula alabaster villose orthodiagram pseudencephalus misconjugation momiology abacination supramastoid ecole inattentiveness studentship Alismales aniseed unimitable poroporo tuilyie barrister ombrophobous underterrestrial bleo lauric didrachmal brolly uncoking Turkeyism hardness fichtelite targeteer urofuscohematin overfloridness archangelic underoverlooker yeastily microscopal isoapiole mentoposterior increaser strobilate ectasia peripheroneural Solomonitic recommendatory attendance wondersome sellar succivorous holomorphosis thermoplastic parametritis cheatable masculinity typal soundingness templardom decussation marblehearted hypnotizable Tambookie Irvingiana Quinaielt cryptostoma jotation unprovision immanence hatrail unwasteful firmamental muckmidden antecommunion counteraverment sheepsplit tricktrack genetic primevous wer functionate acromion overturnable picksman retardent open bozal agraffee Lichnophoridae concussant endosmotic unmaterial ruficornate trilateralness superparamount Frederic micher Turco emblazon counterdecision misleadingness overcorrect burgage proctoelytroplastic annular overadvance cinch polysiphonous collocatory Phoebe meloncus brooding lucency misinterment camoodi Pleosporaceae swiper scraping speerity unwhig lithophysal hydrophyllium relishingly serpentcleide undergarment amnioclepsis waterfinder legibleness marshalship undaughterliness roughslant cylindrocephalic inidoneity drabbletailed momentally Ephraim asphyxied vernality Chileanization predefray overburnt adenocyst gradually gansel outgrowing patterer secalose epigenetic interaxial scabbedness Ronsardian guglia sectary shrillish intagliation unhitch fernbird becurry cineolic reforestation sailmaking unmunicipalized mycetoma woodsy abjuration superregenerative Saltator excipular sterigmata saur unentertainingly brothellike eradicable numberer overtensely restrip pygidid archfiend diploglossate poogye Chiam rhabdomantic monocarpellary underlinen indeprivability pasteboardy blackbirder facultize raspberrylike jawy vaporarium iodospongin gnaw decahydrated phyllodination equation pyoid Oleron Israeliteship elderwood Ichneumonoidea setwork chytridiosis zoopsychological prejudge lacrym ledger myristic bodewash monocratic hawk ionospheric goosish acrid retrogression defiling Agudist atwirl preguiltiness anthoecological intermundian granularity Gaviae dendrocoele Lemaneaceae Tatary knockout bandage Selaginella humanism favoring butoxy bayness hereditative heteroplastic universalness azygos infuriation censorate calypso Rab ponton Magdalen mulctuary vaginaless unbrookably nontransportation Telugu metepencephalon bigential amidomyelin Tsutsutsi toponym saintlily specter albarium scoffing unclouded interuniversity prover underwriter steenbok avocate wha appease cormous topotactic caliological autostyly visto agoranome boiling mandibulate nuculanium packmanship psychogenetic Alectrionidae betters cholanic metallurgically preknit orthopsychiatry unintermitted protovum conciliabulum lysigenic emancipate ambassadorship unconvenable parasyphilis thymelici skewerer fetishize sapiutan sinistrous orthodiaene hermitary psalmographer stromboid achordate bumpkinish litaneutical jellily crissal inquaintance fulth rosolite podsol macrochiropteran gavotte pooh tostication silphium vacillancy aphroditous Christology Cyprian unamplifiable cauterant uniguttulate phagocyte monoureide citator unfamed consciencelessly windy impressible uneligible ellachick Nazirate decapitable granddad lancet anhydromyelia amoebicide zikurat hypotympanic Britishhood saturator sleepiness Bellabella cottoner nephrotoxicity insubmersible provoker Parilicium Achango decomposition bacillariaceous impropriatrix wispish ramfeezled preprophetic hydroxylation stapelia unavailably Litvak Barmecide bacterious nondoing buttered overrunningly whomble satisfactional cholterheaded fluorescent noematachometer untractible bromelin floreal unexpoundable corruptible dissertate mosker topnotcher bangling metastoma mildheartedness glossopalatinus parodiable grimacier almsful thankful Fulicinae gnathometer uncuckolded Fuligulinae instrumentation permeable prefix sougher basaltic crimpage psychorhythmic antihuff novelty megalomelia hypoalimentation kitcat geotaxy therodont countercraft Spatangoidea unreasoned Bhar tonneaued recaster xenophoran subtrihedral Antarctalia crystallizability currently outgang racy kobird superassertion hygeology outsized yawner skiv superexertion tenebrously Handelian beduke seminative seminiferous unclimbably laryngopharyngitis Ophiuchus molybdenous Pneumobranchiata wullcat knotgrass eagerly outquaff ornithomorphic malarial Snowball mordacity apickaback exhibitional exceptiveness subdistichous hexamethylenamine archimperialist Chordata pandect zygophyte mothering unallotment recubant tunicin Toryfy tunnelmaking oaklike betrothment hartstongue popeholy kittenhearted Alh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07T17:11:41Z</meta:creation-date>
    <dc:date>2022-12-07T17:11:41Z</dc:date>
  </office:meta>
</office:document-meta>
</file>